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text-align="justify" style:justify-single-word="false"/>
      <style:text-properties fo:font-size="12pt" style:font-size-asian="12pt" style:font-size-complex="12pt"/>
    </style:style>
    <style:style style:name="P2" style:family="paragraph" style:parent-style-name="Normal">
      <style:paragraph-properties fo:margin-top="0cm" fo:margin-bottom="0cm" fo:text-align="justify" style:justify-single-word="false"/>
    </style:style>
    <style:style style:name="P3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Normal">
      <style:paragraph-properties fo:margin-left="0cm" fo:margin-right="0cm" fo:margin-top="0cm" fo:margin-bottom="0cm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style:font-name="Times New Roman" style:font-name-complex="Times New Roman"/>
    </style:style>
    <style:style style:name="P7" style:family="paragraph" style:parent-style-name="Normal">
      <style:paragraph-properties fo:break-before="pag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Normal">
      <style:paragraph-properties fo:break-before="page"/>
      <style:text-properties fo:font-size="12pt" style:font-size-asian="12pt" style:font-size-complex="12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text-properties style:font-name="Times New Roman" style:font-name-complex="Times New Roman"/>
    </style:style>
    <style:style style:name="P11" style:family="paragraph" style:parent-style-name="Standard">
      <style:text-properties style:font-name="Times New Roman" fo:font-weight="bold" style:font-weight-asian="bold" style:font-name-complex="Times New Roman"/>
    </style:style>
    <style:style style:name="P12" style:family="paragraph" style:parent-style-name="Standard">
      <style:paragraph-properties fo:margin-left="1.249cm" fo:margin-right="0cm" fo:text-indent="1.249cm" style:auto-text-indent="false">
        <style:tab-stops/>
      </style:paragraph-properties>
      <style:text-properties style:font-name="Times New Roman" style:font-name-complex="Times New Roman"/>
    </style:style>
    <style:style style:name="P13" style:family="paragraph" style:parent-style-name="Standard">
      <style:text-properties style:font-name="Times New Roman" style:font-name-complex="Times New Roman"/>
    </style:style>
    <style:style style:name="P14" style:family="paragraph" style:parent-style-name="Standard" style:list-style-name="L6">
      <style:text-properties style:font-name="Times New Roman" style:font-name-complex="Times New Roman"/>
    </style:style>
    <style:style style:name="P15" style:family="paragraph" style:parent-style-name="Standard" style:list-style-name="L7">
      <style:text-properties style:font-name="Times New Roman" style:font-name-complex="Times New Roman"/>
    </style:style>
    <style:style style:name="P16" style:family="paragraph" style:parent-style-name="Standard" style:list-style-name="L8">
      <style:text-properties style:font-name="Times New Roman" style:font-name-complex="Times New Roman"/>
    </style:style>
    <style:style style:name="P17" style:family="paragraph" style:parent-style-name="Standard" style:list-style-name="L9">
      <style:text-properties style:font-name="Times New Roman" style:font-name-complex="Times New Roman"/>
    </style:style>
    <style:style style:name="P18" style:family="paragraph" style:parent-style-name="Standard" style:list-style-name="L10">
      <style:text-properties style:font-name="Times New Roman" style:font-name-complex="Times New Roman"/>
    </style:style>
    <style:style style:name="P19" style:family="paragraph" style:parent-style-name="Normal" style:master-page-name="MP0">
      <style:paragraph-properties fo:margin-top="0cm" fo:margin-bottom="0cm" fo:text-align="center" style:justify-single-word="false" style:page-number="auto" fo:break-before="page"/>
      <style:text-properties style:font-name="Times New Roman"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 style:font-name-complex="Times New Roman" style:font-size-complex="24pt"/>
    </style:style>
    <style:style style:name="P20" style:family="paragraph" style:parent-style-name="Paragraphe_20_de_20_liste" style:list-style-name="L1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Paragraphe_20_de_20_liste" style:list-style-name="L2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Paragraphe_20_de_20_liste" style:list-style-name="L3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Paragraphe_20_de_20_liste" style:list-style-name="L4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Paragraphe_20_de_20_liste" style:list-style-name="L5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fo:color="#ff0000" style:font-name="Times New Roman" fo:font-size="12pt" style:font-size-asian="12pt" style:font-name-complex="Times New Roman" style:font-size-complex="12pt"/>
    </style:style>
    <style:style style:name="T6" style:family="text">
      <style:text-properties fo:color="#ff0000" style:font-name="Times New Roman" style:font-name-complex="Times New Roman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escription textuelle des cas d’utilisations</text:p>
      <text:p text:style-name="P1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Don entreprise</text:span></text:span></text:p>
      <text:p text:style-name="P2"><text:span text:style-name="Police_20_par_20_défaut"><text:span text:style-name="T1">But :</text:span></text:span><text:span text:style-name="Police_20_par_20_défaut"><text:span text:style-name="T2"> Permet à une entreprise de faire un don et éventuellement </text:span></text:span><text:span text:style-name="Police_20_par_20_défaut"><text:span text:style-name="T2">d'être présenté en page d'accueil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Donateur</text:span></text:span></text:p>
      <text:p text:style-name="P2"><text:span text:style-name="Police_20_par_20_défaut"><text:span text:style-name="T1">Précondition :</text:span></text:span><text:span text:style-name="Police_20_par_20_défaut"><text:span text:style-name="T2"> <text:s/>/</text:span></text:span></text:p>
      <text:p text:style-name="P2"><text:span text:style-name="Police_20_par_20_défaut"><text:span text:style-name="T1">Déclenchement :</text:span></text:span><text:span text:style-name="Police_20_par_20_défaut"><text:span text:style-name="T2"> L'utilisateur a choisi de faire un don au PBA Club et se rend sur la page « Donations »</text:span></text:span></text:p>
      <text:p text:style-name="P3"/>
      <text:p text:style-name="P4">Séquence nominale :</text:p>
      <text:list xml:id="list1273944821" text:style-name="L1">
        <text:list-item>
          <text:p text:style-name="P20">Le système affiche les champs à remplir</text:p>
        </text:list-item>
        <text:list-item>
          <text:p text:style-name="P20">L'utilisateur remplit ces champs et les valide</text:p>
        </text:list-item>
        <text:list-item>
          <text:p text:style-name="P20">Le système valide ces informations</text:p>
        </text:list-item>
        <text:list-item>
          <text:p text:style-name="P20">Le système affiche la page de paiement sécurisé</text:p>
        </text:list-item>
        <text:list-item>
          <text:p text:style-name="P20">L'utilisateur remplit les champs et valide sa saisie</text:p>
        </text:list-item>
        <text:list-item>
          <text:p text:style-name="P20">Le système valide ces informations</text:p>
        </text:list-item>
        <text:list-item>
          <text:p text:style-name="P20">Le système demande confirmation</text:p>
        </text:list-item>
        <text:list-item>
          <text:p text:style-name="P20">L'utilisateur confirme</text:p>
        </text:list-item>
        <text:list-item>
          <text:p text:style-name="P20">Le système confirme que le paiement a été effectué</text:p>
        </text:list-item>
        <text:list-item>
          <text:p text:style-name="P20">Le système ajoute l'Entreprise à la liste des donateurs</text:p>
        </text:list-item>
        <text:list-item>
          <text:p text:style-name="P20">Le système ajoute l'Entreprise à la section « Sponsors » de la page d'accueil</text:p>
        </text:list-item>
        <text:list-item>
          <text:p text:style-name="P20">L'utilisateur est redirigé vers la liste des donateurs</text:p>
        </text:list-item>
        <text:list-item>
          <text:p text:style-name="P20">Fin du cas d'utilisation</text:p>
        </text:list-item>
      </text:list>
      <text:p text:style-name="P3"/>
      <text:p text:style-name="P2"><text:span text:style-name="Police_20_par_20_défaut"><text:span text:style-name="T1">Post-conditions :</text:span></text:span><text:span text:style-name="Police_20_par_20_défaut"><text:span text:style-name="T2"> L'utilisateur</text:span></text:span><text:span text:style-name="Police_20_par_20_défaut"><text:span text:style-name="T2"> a effectué un don.</text:span></text:span></text:p>
      <text:p text:style-name="P3"/>
      <text:p text:style-name="P4">Scénarios alternatifs :</text:p>
      <text:p text:style-name="P5">3.a [La validation des champs échoue]</text:p>
      <text:p text:style-name="P3"><text:s text:c="4"/><text:tab/><text:tab/>3.a.1 Le système retourne à l'étape 1 avec les champs invalides signalés</text:p>
      <text:p text:style-name="P3"><text:s text:c="2"/><text:tab/>6.a [La validation des champs échoue]</text:p>
      <text:p text:style-name="P3"><text:s text:c="2"/><text:tab/><text:tab/>6.a.1 Le système retourne à l'étape 4 avec les champs invalides signalés</text:p>
      <text:p text:style-name="P3"><text:s text:c="2"/><text:tab/>8.a [L'utilisateur annule sa saisie]</text:p>
      <text:p text:style-name="P3"><text:s text:c="4"/><text:tab/><text:tab/>8.a.1 Le système retourne à l'étape 4</text:p>
      <text:p text:style-name="P3"/>
      <text:p text:style-name="P4">Scénarios d'exception :</text:p>
      <text:p text:style-name="P5">9.a [Le paiement n'a pas été effectué]</text:p>
      <text:p text:style-name="P3"><text:s text:c="4"/><text:tab/><text:tab/>9.a.1 Le système affiche <text:s/>« Le paiement a échoué » </text:p>
      <text:p text:style-name="P3"><text:s text:c="3"/><text:tab/><text:tab/>9.a.2 Fin du cas d'utilisation</text:p>
      <text:p text:style-name="P7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Voter pour une idée</text:span></text:span></text:p>
      <text:p text:style-name="P2"><text:span text:style-name="Police_20_par_20_défaut"><text:span text:style-name="T1">But :</text:span></text:span><text:span text:style-name="Police_20_par_20_défaut"><text:span text:style-name="T2"> Voter pour une idée dans la Boîte à Idées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</text:span></text:span><text:span text:style-name="Police_20_par_20_défaut"><text:span text:style-name="T2">Utilisateur</text:span></text:span></text:p>
      <text:p text:style-name="P2"><text:span text:style-name="Police_20_par_20_défaut"><text:span text:style-name="T1">Précondition :</text:span></text:span><text:span text:style-name="Police_20_par_20_défaut"><text:span text:style-name="T2"> </text:span></text:span><text:span text:style-name="Police_20_par_20_défaut"><text:span text:style-name="T2">L’utilisateur</text:span></text:span><text:span text:style-name="Police_20_par_20_défaut"><text:span text:style-name="T2"> doit être connecté</text:span></text:span></text:p>
      <text:p text:style-name="P2"><text:span text:style-name="Police_20_par_20_défaut"><text:span text:style-name="T1">Déclenchement :</text:span></text:span><text:span text:style-name="Police_20_par_20_défaut"><text:span text:style-name="T2"> </text:span></text:span><text:span text:style-name="Police_20_par_20_défaut"><text:span text:style-name="T2">L’utilisateur</text:span></text:span><text:span text:style-name="Police_20_par_20_défaut"><text:span text:style-name="T2"> est sur la page de la Boîte à Idées et souhaite donner son avis (positif) sur une idée</text:span></text:span></text:p>
      <text:p text:style-name="P3"/>
      <text:p text:style-name="P4">Séquence nominale :</text:p>
      <text:list xml:id="list1333346989" text:style-name="L2">
        <text:list-item>
          <text:p text:style-name="P21">L'utilisateur clique sur le bouton « + »</text:p>
        </text:list-item>
        <text:list-item>
          <text:p text:style-name="P21">Le système incrémente le compteur de votes de l'idée et rafraichit son affichage</text:p>
        </text:list-item>
        <text:list-item>
          <text:p text:style-name="P21">Le système grise et rend inactif le bouton « + » <text:s/>relatif à l'idée</text:p>
        </text:list-item>
        <text:list-item>
          <text:p text:style-name="P21">Le classement des idées est recalculé en fonction du nombre de votes</text:p>
        </text:list-item>
        <text:list-item>
          <text:p text:style-name="P21">Fin du cas d'utilisation</text:p>
        </text:list-item>
      </text:list>
      <text:p text:style-name="P3"/>
      <text:p text:style-name="P2"><text:span text:style-name="Police_20_par_20_défaut"><text:span text:style-name="T1">Post-conditions :</text:span></text:span><text:span text:style-name="Police_20_par_20_défaut"><text:span text:style-name="T2"> L'utilisateur a exprimé son avis</text:span></text:span><text:span text:style-name="Police_20_par_20_défaut"><text:span text:style-name="T2"> (positif)</text:span></text:span><text:span text:style-name="Police_20_par_20_défaut"><text:span text:style-name="T2"> sur une idée</text:span></text:span></text:p>
      <text:p text:style-name="P3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Regarder un flux vidéo</text:span></text:span></text:p>
      <text:p text:style-name="P2"><text:span text:style-name="Police_20_par_20_défaut"><text:span text:style-name="T1">But :</text:span></text:span><text:span text:style-name="Police_20_par_20_défaut"><text:span text:style-name="T2"> Permet de regarder une séance en direct ou en différé à partir de l'application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Utilisateur</text:span></text:span></text:p>
      <text:p text:style-name="P2"><text:span text:style-name="Police_20_par_20_défaut"><text:span text:style-name="T1">Précondition :</text:span></text:span><text:span text:style-name="Police_20_par_20_défaut"><text:span text:style-name="T2"> L'utilisateur est sur la page « Flux Vidéo » </text:span></text:span></text:p>
      <text:p text:style-name="P2"><text:span text:style-name="Police_20_par_20_défaut"><text:span text:style-name="T1">Déclenchement :</text:span></text:span><text:span text:style-name="Police_20_par_20_défaut"><text:span text:style-name="T2"> L'utilisateur veut regarder un flux vidéo</text:span></text:span></text:p>
      <text:p text:style-name="P3"/>
      <text:p text:style-name="P4">Séquence nominale :</text:p>
      <text:p text:style-name="P3"><text:s text:c="2"/>1. Le système affiche une liste des vidéos en direct et des rediffusions</text:p>
      <text:p text:style-name="P3"><text:s text:c="2"/>2. L'utilisateur choisit la vidéo en direct de son choix</text:p>
      <text:p text:style-name="P3"><text:s text:c="2"/>3. Le système redirige l'utilisateur sur une page contenant la vidéo en question</text:p>
      <text:p text:style-name="P3"><text:s text:c="2"/>4. Le système lance la lecture du flux vidéo</text:p>
      <text:p text:style-name="P3"><text:s text:c="2"/>5. Fin du cas d'utilisation</text:p>
      <text:p text:style-name="P3"/>
      <text:p text:style-name="P2"><text:span text:style-name="Police_20_par_20_défaut"><text:span text:style-name="T1">Post-conditions :</text:span></text:span><text:span text:style-name="Police_20_par_20_défaut"><text:span text:style-name="T2"> L'utilisateur regarde la séance en direct</text:span></text:span></text:p>
      <text:p text:style-name="P3"/>
      <text:p text:style-name="P4">Scénarios alternatifs :</text:p>
      <text:p text:style-name="P3"><text:s text:c="2"/><text:tab/>1.a [Aucun flux vidéo n'est disponible]</text:p>
      <text:p text:style-name="P3"><text:s text:c="3"/><text:tab/> <text:tab/>1.a.1 Le système affiche « Aucun flux vidéo disponible »</text:p>
      <text:p text:style-name="P3"><text:s text:c="4"/><text:tab/><text:tab/>1.a.2 Fin du cas d'utilisation</text:p>
      <text:p text:style-name="P3"/>
      <text:p text:style-name="P4">Scénarios d'exception :</text:p>
      <text:p text:style-name="P3"><text:s text:c="2"/><text:tab/>4.a [Erreur lors de la lecture du flux vidéo]</text:p>
      <text:p text:style-name="P3"><text:s text:c="4"/><text:tab/><text:tab/>4.a.1 Le système affiche « Erreur lors de la lecture du flux vidéo »</text:p>
      <text:p text:style-name="P3"><text:s text:c="4"/><text:tab/><text:tab/>4.a.2 Fin du cas d'utilisation</text:p>
      <text:p text:style-name="P1"><text:s text:c="2"/></text:p>
      <text:p text:style-name="P8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Acheter des crédits</text:span></text:span></text:p>
      <text:p text:style-name="P2"><text:span text:style-name="Police_20_par_20_défaut"><text:span text:style-name="T1">But:</text:span></text:span><text:span text:style-name="Police_20_par_20_défaut"><text:span text:style-name="T2"> Ce cas permet de connaître la procédure afin de pouvoir acheter des crédits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</text:span></text:span><text:span text:style-name="Police_20_par_20_défaut"><text:span text:style-name="T2">Utilisateur</text:span></text:span></text:p>
      <text:p text:style-name="P2"><text:span text:style-name="Police_20_par_20_défaut"><text:span text:style-name="T1">Précondition:</text:span></text:span><text:span text:style-name="Police_20_par_20_défaut"><text:span text:style-name="T2"> L'utilisateur doit déjà être connecté</text:span></text:span></text:p>
      <text:p text:style-name="P2"><text:span text:style-name="Police_20_par_20_défaut"><text:span text:style-name="T1">Déclenchement:</text:span></text:span><text:span text:style-name="Police_20_par_20_défaut"><text:span text:style-name="T2"> L'utilisateur décide d'acheter des crédits</text:span></text:span></text:p>
      <text:p text:style-name="P3"/>
      <text:p text:style-name="P4">Séquence nominale: <text:s/></text:p>
      <text:list xml:id="list834880654" text:style-name="L3">
        <text:list-item>
          <text:p text:style-name="P22">L'utilisateur est sur le site en mode connecté</text:p>
        </text:list-item>
        <text:list-item>
          <text:p text:style-name="P22">L'utilisateur clique sur le lien d'achat de crédits</text:p>
        </text:list-item>
        <text:list-item>
          <text:p text:style-name="P22">Le système construit la page d'achat de crédits</text:p>
        </text:list-item>
        <text:list-item>
          <text:p text:style-name="P22">La page d'achat de crédits apparaît</text:p>
        </text:list-item>
        <text:list-item>
          <text:p text:style-name="P22">L'utilisateur choisit le nombre de crédits qu'il veut acheter</text:p>
        </text:list-item>
        <text:list-item>
          <text:p text:style-name="P22">L'utilisateur rentre les informations liés à sa carte de crédits</text:p>
        </text:list-item>
        <text:list-item>
          <text:p text:style-name="P22">L'utilisateur clique sur le bouton valider</text:p>
        </text:list-item>
        <text:list-item>
          <text:p text:style-name="P22">L'utilisateur a obtenu ses crédits</text:p>
        </text:list-item>
        <text:list-item>
          <text:p text:style-name="P22">Fin du cas d'utilisation</text:p>
        </text:list-item>
      </text:list>
      <text:p text:style-name="P3"><text:s text:c="4"/></text:p>
      <text:p text:style-name="P2"><text:span text:style-name="Police_20_par_20_défaut"><text:span text:style-name="T1">Post-condition:</text:span></text:span><text:span text:style-name="Police_20_par_20_défaut"><text:span text:style-name="T2"> L'utilisateur a obtenu le nombre de crédits qu'il a acheté</text:span></text:span></text:p>
      <text:p text:style-name="P3"/>
      <text:p text:style-name="P4">Scénario alternatif:</text:p>
      <text:p text:style-name="P3"><text:s text:c="4"/><text:tab/>7.a [Informations de la carte de crédits erronée]</text:p>
      <text:p text:style-name="P3"><text:s text:c="8"/><text:tab/><text:tab/>7.a.1 Un message apparaît indiquant que les informations de la carte de crédits sont erronés</text:p>
      <text:p text:style-name="P3"><text:s text:c="8"/><text:tab/><text:tab/>7.a.2 Retour à 6 <text:s text:c="7"/></text:p>
      <text:p text:style-name="P3"><text:s text:c="4"/><text:tab/>7.b [Carte de crédits plus valide]</text:p>
      <text:p text:style-name="P3"><text:s text:c="8"/><text:tab/><text:tab/>7.b.1 Un message apparaît indiquant que la carte de crédits n'est plus valide</text:p>
      <text:p text:style-name="P3"><text:s text:c="8"/><text:tab/><text:tab/>7.b.2 Retour à 6 <text:s text:c="7"/></text:p>
      <text:p text:style-name="P3"><text:s text:c="4"/><text:tab/>7.c [L'utilisateur annule sa commande]</text:p>
      <text:p text:style-name="P3"><text:s text:c="8"/><text:tab/><text:tab/>7.c.1 Fin du cas d'utilisation</text:p>
      <text:p text:style-name="P3"/>
      <text:p text:style-name="P7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Se connecter</text:span></text:span></text:p>
      <text:p text:style-name="P2"><text:span text:style-name="Police_20_par_20_défaut"><text:span text:style-name="T1">But:</text:span></text:span><text:span text:style-name="Police_20_par_20_défaut"><text:span text:style-name="T2"> Ce cas permet de connaître la procédure pour se connecter au site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</text:span></text:span><text:span text:style-name="Police_20_par_20_défaut"><text:span text:style-name="T2">Utilisateur</text:span></text:span></text:p>
      <text:p text:style-name="P2"><text:span text:style-name="Police_20_par_20_défaut"><text:span text:style-name="T1">Précondition:</text:span></text:span><text:span text:style-name="Police_20_par_20_défaut"><text:span text:style-name="T2"> Être déjà enregistrer sur le site et ne pas être connecté</text:span></text:span></text:p>
      <text:p text:style-name="P2"><text:span text:style-name="Police_20_par_20_défaut"><text:span text:style-name="T1">Déclenchement:</text:span></text:span><text:span text:style-name="Police_20_par_20_défaut"><text:span text:style-name="T2"> L'utilisateur décide de se connecter</text:span></text:span></text:p>
      <text:p text:style-name="P3"/>
      <text:p text:style-name="P4">Séquence nominale: <text:s/></text:p>
      <text:list xml:id="list808441718" text:style-name="L4">
        <text:list-item>
          <text:p text:style-name="P23">L'utilisateur est sur le site en mode déconnecté</text:p>
        </text:list-item>
        <text:list-item>
          <text:p text:style-name="P23">L'utilisateur clique sur le bouton de connexion</text:p>
        </text:list-item>
        <text:list-item>
          <text:p text:style-name="P23">Construction de la page de connexion par le système</text:p>
        </text:list-item>
        <text:list-item>
          <text:p text:style-name="P23">La page de connexion apparaît</text:p>
        </text:list-item>
        <text:list-item>
          <text:p text:style-name="P23">L'utilisateur rentre son mot de passe et son login</text:p>
        </text:list-item>
        <text:list-item>
          <text:p text:style-name="P23">L'utilisateur clique sur le bouton pour valider</text:p>
        </text:list-item>
        <text:list-item>
          <text:p text:style-name="P23">Le système reconnaît l'utilisateur et le connecte</text:p>
        </text:list-item>
        <text:list-item>
          <text:p text:style-name="P23">Fin du cas d'utilisation</text:p>
        </text:list-item>
      </text:list>
      <text:p text:style-name="P3"><text:s text:c="4"/></text:p>
      <text:p text:style-name="P2"><text:span text:style-name="Police_20_par_20_défaut"><text:span text:style-name="T1">Post-condition:</text:span></text:span><text:span text:style-name="Police_20_par_20_défaut"><text:span text:style-name="T2"> </text:span></text:span><text:span text:style-name="Police_20_par_20_défaut"><text:span text:style-name="T2">L'utilisateur est connecté</text:span></text:span></text:p>
      <text:p text:style-name="P3"/>
      <text:p text:style-name="P4">Scénario alternatif:</text:p>
      <text:p text:style-name="P3"><text:s text:c="4"/><text:tab/>6.a [L'utilisateur annule sa connexion]</text:p>
      <text:p text:style-name="P3"><text:s text:c="8"/><text:tab/><text:tab/>6.a.1 Fin du cas d'utilisation <text:s text:c="7"/></text:p>
      <text:p text:style-name="P3"><text:s text:c="4"/><text:tab/>6.b [Mauvais login]</text:p>
      <text:p text:style-name="P3"><text:s text:c="7"/><text:tab/><text:tab/> 6.b.1 Un message apparaît indiquant que le login n'existe pas</text:p>
      <text:p text:style-name="P3"><text:s text:c="8"/><text:tab/><text:tab/>6.b.2 Retour à 5</text:p>
      <text:p text:style-name="P3"><text:s text:c="4"/><text:tab/>6.c [Mauvais mot de passe]</text:p>
      <text:p text:style-name="P3"><text:s text:c="8"/><text:tab/><text:tab/>6.c.1 Un message apparaît indiquant que le mot de passe n'est pas bon</text:p>
      <text:p text:style-name="P3"><text:tab/><text:tab/><text:tab/>6.c.2 Retour à 5</text:p>
      <text:p text:style-name="P3"><text:s text:c="4"/></text:p>
      <text:p text:style-name="P4">Scénario d'exception:</text:p>
      <text:p text:style-name="P3"><text:s text:c="4"/><text:tab/>6.a [Trois fois un mauvais mot de passe]</text:p>
      <text:p text:style-name="P3"><text:s text:c="8"/><text:tab/><text:tab/>6.a.1 Le système construit la page pour réinitialiser un mot de passe</text:p>
      <text:p text:style-name="P3"><text:s text:c="8"/><text:tab/><text:tab/>6.a.2 La page de réinitialisation de mot de passe apparaît</text:p>
      <text:p text:style-name="P3"><text:tab/><text:tab/>6.a.3 Fin du cas d'utilisation</text:p>
      <text:p text:style-name="P3"/>
      <text:p text:style-name="P7"/>
      <text:p text:style-name="P2"><text:span text:style-name="Police_20_par_20_défaut"><text:span text:style-name="T1">Nom :</text:span></text:span><text:span text:style-name="Police_20_par_20_défaut"><text:span text:style-name="T2"> </text:span></text:span><text:span text:style-name="Police_20_par_20_défaut"><text:span text:style-name="T5">S'inscrire</text:span></text:span></text:p>
      <text:p text:style-name="P2"><text:span text:style-name="Police_20_par_20_défaut"><text:span text:style-name="T1">But:</text:span></text:span><text:span text:style-name="Police_20_par_20_défaut"><text:span text:style-name="T2"> Ce cas permet de savoir comment doit faire un utilisateur pour s'inscrire</text:span></text:span></text:p>
      <text:p text:style-name="P2"><text:span text:style-name="Police_20_par_20_défaut"><text:span text:style-name="T1">Acteur principal :</text:span></text:span><text:span text:style-name="Police_20_par_20_défaut"><text:span text:style-name="T2"> </text:span></text:span><text:span text:style-name="Police_20_par_20_défaut"><text:span text:style-name="T2">Utilisateur</text:span></text:span></text:p>
      <text:p text:style-name="P2"><text:span text:style-name="Police_20_par_20_défaut"><text:span text:style-name="T1">Précondition:</text:span></text:span><text:span text:style-name="Police_20_par_20_défaut"><text:span text:style-name="T2"> L'utilisateur doit être en mode déconnecté</text:span></text:span></text:p>
      <text:p text:style-name="P2"><text:span text:style-name="Police_20_par_20_défaut"><text:span text:style-name="T1">Déclenchement:</text:span></text:span><text:span text:style-name="Police_20_par_20_défaut"><text:span text:style-name="T2"> L'utilisateur décide de s'inscrire</text:span></text:span></text:p>
      <text:p text:style-name="P3"/>
      <text:p text:style-name="P4">Séquence nominale: <text:s/></text:p>
      <text:list xml:id="list370396984" text:style-name="L5">
        <text:list-item>
          <text:p text:style-name="P24">L'utilisateur est sur le site en mode connecté</text:p>
        </text:list-item>
        <text:list-item>
          <text:p text:style-name="P24">L'utilisateur clique sur le bouton d'inscription</text:p>
        </text:list-item>
        <text:list-item>
          <text:p text:style-name="P24">Le système construit la page d'inscription</text:p>
        </text:list-item>
        <text:list-item>
          <text:p text:style-name="P24">La page d'inscription apparait</text:p>
        </text:list-item>
        <text:list-item>
          <text:p text:style-name="P24">L'utilisateur renseigne les champs obligatoires et valides l'inscription</text:p>
        </text:list-item>
        <text:list-item>
          <text:p text:style-name="P24">Le système vérifie la validité des champs</text:p>
        </text:list-item>
        <text:list-item>
          <text:p text:style-name="P24">Le système crée le nouvel utilisateur et le connecte</text:p>
        </text:list-item>
        <text:list-item>
          <text:p text:style-name="P24">Fin du cas d'utilisation</text:p>
        </text:list-item>
      </text:list>
      <text:p text:style-name="P3"><text:s text:c="4"/></text:p>
      <text:p text:style-name="P2"><text:span text:style-name="Police_20_par_20_défaut"><text:span text:style-name="T1">Post-condition:</text:span></text:span><text:span text:style-name="Police_20_par_20_défaut"><text:span text:style-name="T2"> L'utilisateur a son compte de</text:span></text:span><text:span text:style-name="Police_20_par_20_défaut"><text:span text:style-name="T2"> créé</text:span></text:span></text:p>
      <text:p text:style-name="P3"/>
      <text:p text:style-name="P4">Scénario alternatif:</text:p>
      <text:p text:style-name="P3"><text:s text:c="4"/><text:tab/>6.a [Les champs sont corrects et l'utilisateur a renseigné un parrain]</text:p>
      <text:p text:style-name="P3"><text:s text:c="4"/><text:tab/><text:tab/>6.a.1 Un mail est envoyé au parrain en question</text:p>
      <text:p text:style-name="P3"><text:tab/><text:tab/>6.a.2 Avance en 7</text:p>
      <text:p text:style-name="P3"><text:s text:c="4"/><text:tab/>6.b [Login existe déjà]</text:p>
      <text:p text:style-name="P3"><text:s text:c="8"/><text:tab/><text:tab/>6.b.1 Un message apparaît indiquant que le login saisi existe déjà</text:p>
      <text:p text:style-name="P3"><text:s text:c="8"/><text:tab/><text:tab/>6.b.2 Retour à 5</text:p>
      <text:p text:style-name="P3"><text:s text:c="4"/><text:tab/>6.c [Champ(s) invalide(s)]</text:p>
      <text:p text:style-name="P3"><text:s text:c="8"/><text:tab/><text:tab/>6.c.1 Les champs invalides sont surlignés en rouge avec un message si une explication est nécessaire</text:p>
      <text:p text:style-name="P3"><text:s text:c="7"/><text:tab/><text:tab/> 6.c.2 Retour à 5</text:p>
      <text:p text:style-name="P1"><text:s text:c="4"/></text:p>
      <text:p text:style-name="P8"/>
      <text:p text:style-name="Standard"><text:span text:style-name="Police_20_par_20_défaut"><text:span text:style-name="T3">Nom :</text:span></text:span><text:span text:style-name="Police_20_par_20_défaut"><text:span text:style-name="T4"> </text:span></text:span><text:span text:style-name="Police_20_par_20_défaut"><text:span text:style-name="T6">Valider une idée</text:span></text:span></text:p>
      <text:p text:style-name="Standard"><text:span text:style-name="Police_20_par_20_défaut"><text:span text:style-name="T3">But :</text:span></text:span><text:span text:style-name="Police_20_par_20_défaut"><text:span text:style-name="T4"> Il permet de valider une idée proposée précédemment par un utilisateur.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gestionnaire d'idées</text:span></text:span></text:p>
      <text:p text:style-name="Standard"><text:span text:style-name="Police_20_par_20_défaut"><text:span text:style-name="T3">Préconditions :</text:span></text:span><text:span text:style-name="Police_20_par_20_défaut"><text:span text:style-name="T4"> L'idée est dans la boîte à idée et le gestionnaire d'idée est sur la page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quand le gestionnaire d'idée décide de valider une idée</text:span></text:span><text:span text:style-name="Police_20_par_20_défaut"><text:span text:style-name="T4"> </text:span></text:span><text:span text:style-name="Police_20_par_20_défaut"><text:span text:style-name="T4">concernant cette idée.</text:span></text:span></text:p>
      <text:p text:style-name="P10"/>
      <text:p text:style-name="P11">Scénario nominal :</text:p>
      <text:list xml:id="list1958721653" text:style-name="L6">
        <text:list-item>
          <text:p text:style-name="P14">Le gestionnaire d'idée clique sur le bouton « valider cette idée »</text:p>
        </text:list-item>
        <text:list-item>
          <text:p text:style-name="P14">Le système demande une confirmation</text:p>
        </text:list-item>
        <text:list-item>
          <text:p text:style-name="P14">Le gestionnaire d'idée clique sur le bouton « confirmer »</text:p>
        </text:list-item>
        <text:list-item>
          <text:p text:style-name="P14">Le système déplace l'idée de la boîte à idée vers les idées validées</text:p>
        </text:list-item>
        <text:list-item>
          <text:p text:style-name="P14">Le système indique au gestionnaire d'idée que l'idée a bien été validée</text:p>
        </text:list-item>
        <text:list-item>
          <text:p text:style-name="P14">Le système affiche les idées validées</text:p>
        </text:list-item>
        <text:list-item>
          <text:p text:style-name="P14">fin du cas d'utilisation</text:p>
        </text:list-item>
      </text:list>
      <text:p text:style-name="P10"/>
      <text:p text:style-name="Standard"><text:span text:style-name="Police_20_par_20_défaut"><text:span text:style-name="T3">Post-condition</text:span></text:span><text:span text:style-name="Police_20_par_20_défaut"><text:span text:style-name="T3"> :</text:span></text:span><text:span text:style-name="Police_20_par_20_défaut"><text:span text:style-name="T4"> L'idée est classée dans les idées validées</text:span></text:span></text:p>
      <text:p text:style-name="P10"/>
      <text:p text:style-name="P11">Scénario alternatif :</text:p>
      <text:p text:style-name="P10"><text:tab/>3.a [Le client décide de ne pas valider l'idée]</text:p>
      <text:p text:style-name="P10"><text:tab/><text:tab/>3.a.1 Le client clique sur le bouton « retour »</text:p>
      <text:p text:style-name="P10"><text:tab/><text:tab/>3.a.2 le système retourne dans la boîte à idée.</text:p>
      <text:p text:style-name="P10"><text:tab/><text:tab/>3.a.3. Fin du cas d'utilisation</text:p>
      <text:p text:style-name="P10"/>
      <text:p text:style-name="Standard"><text:span text:style-name="Police_20_par_20_défaut"><text:span text:style-name="T3">Nom</text:span></text:span><text:span text:style-name="Police_20_par_20_défaut"><text:span text:style-name="T3"> :</text:span></text:span><text:span text:style-name="Police_20_par_20_défaut"><text:span text:style-name="T4"> </text:span></text:span><text:span text:style-name="Police_20_par_20_défaut"><text:span text:style-name="T6">Supprimer une idée</text:span></text:span></text:p>
      <text:p text:style-name="Standard"><text:span text:style-name="Police_20_par_20_défaut"><text:span text:style-name="T3">But :</text:span></text:span><text:span text:style-name="Police_20_par_20_défaut"><text:span text:style-name="T4"> Il permet de supprimer une idée proposée par un utilisateur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Gestionnaire d'idée</text:span></text:span></text:p>
      <text:p text:style-name="Standard"><text:span text:style-name="Police_20_par_20_défaut"><text:span text:style-name="T3">Préconditions :</text:span></text:span><text:span text:style-name="Police_20_par_20_défaut"><text:span text:style-name="T4"> L'idée est dans la boîte à idée et le gestionnaire d'idée est sur la page concernant cette idée.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quand le gestionnaire d'idée décide de supprimer une idée</text:span></text:span></text:p>
      <text:p text:style-name="P10"/>
      <text:p text:style-name="P11">Scénario nominal :</text:p>
      <text:p text:style-name="P10"><text:tab/>1. Le gestionnaire d'idée clique sur le bouton «supprimer cette idée »</text:p>
      <text:p text:style-name="P10"><text:tab/>2. Le système demande une confirmation</text:p>
      <text:p text:style-name="P10"><text:tab/>3. Le gestionnaire d'idée clique sur le bouton « confirmer »</text:p>
      <text:p text:style-name="P10"><text:tab/>4. Le système déplace l'idée de la boîte à idée vers les idées refusées</text:p>
      <text:p text:style-name="P10"><text:tab/>5. Le système indique au gestionnaire d'idée que l'idée a bien été refusée</text:p>
      <text:p text:style-name="P10"><text:tab/>6. Le système affiche les idées refusées</text:p>
      <text:p text:style-name="P10"><text:tab/>7. fin du cas d'utilisation</text:p>
      <text:p text:style-name="P10"/>
      <text:p text:style-name="Standard"><text:span text:style-name="Police_20_par_20_défaut"><text:span text:style-name="T3">Post-conditions :</text:span></text:span><text:span text:style-name="Police_20_par_20_défaut"><text:span text:style-name="T4"> L’idée est rangée avec les idées supprimées</text:span></text:span></text:p>
      <text:p text:style-name="P10"/>
      <text:p text:style-name="P11">Scénario alternatif :</text:p>
      <text:p text:style-name="P10"><text:tab/>3.a [Le client décide de ne pas refuser l'idée]</text:p>
      <text:p text:style-name="P10"><text:tab/><text:tab/>3.a.1 Le client clique sur le bouton « retour »</text:p>
      <text:p text:style-name="P10"><text:tab/><text:tab/>3.a.2 le système retourne dans la boîte à idée.</text:p>
      <text:p text:style-name="P10"><text:tab/><text:tab/>3.a.3 fin du cas d'utilisation</text:p>
      <text:p text:style-name="Standard"><text:soft-page-break/><text:span text:style-name="Police_20_par_20_défaut"><text:span text:style-name="T3">Nom :</text:span></text:span><text:span text:style-name="Police_20_par_20_défaut"><text:span text:style-name="T4"> </text:span></text:span><text:span text:style-name="Police_20_par_20_défaut"><text:span text:style-name="T6">Consulter ses scores</text:span></text:span></text:p>
      <text:p text:style-name="Standard"><text:span text:style-name="Police_20_par_20_défaut"><text:span text:style-name="T3">But :</text:span></text:span><text:span text:style-name="Police_20_par_20_défaut"><text:span text:style-name="T4"> Ce cas permet de consulter ses scores personnels.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Client du club de Paintball</text:span></text:span></text:p>
      <text:p text:style-name="Standard"><text:span text:style-name="Police_20_par_20_défaut"><text:span text:style-name="T3">Préconditions :</text:span></text:span><text:span text:style-name="Police_20_par_20_défaut"><text:span text:style-name="T4"> Le client doit être connecté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quand le client veut consulter ses scores</text:span></text:span></text:p>
      <text:p text:style-name="P10"/>
      <text:p text:style-name="P11">Scénario nominal :</text:p>
      <text:p text:style-name="P10"><text:tab/>1. Le client va dans la rubrique « mes scores »</text:p>
      <text:p text:style-name="P10"><text:tab/>2. Le système construit la liste des scores du client</text:p>
      <text:p text:style-name="P10"><text:tab/>3. Le système affiche la liste des scores du client (sous la forme date | score)</text:p>
      <text:p text:style-name="P10"><text:tab/>4. Fin du cas d'utilisation</text:p>
      <text:p text:style-name="P10"/>
      <text:p text:style-name="Standard"><text:span text:style-name="Police_20_par_20_défaut"><text:span text:style-name="T3">Post-conditions :</text:span></text:span><text:span text:style-name="Police_20_par_20_défaut"><text:span text:style-name="T4"> Le client consulte la liste de ses scores</text:span></text:span></text:p>
      <text:p text:style-name="P10"/>
      <text:p text:style-name="P11">Scénario alternatif :</text:p>
      <text:p text:style-name="P10"><text:tab/>2.a [La liste des scores du client est vide]</text:p>
      <text:p text:style-name="P10"><text:tab/><text:tab/>2.a.1 Le système indique au client que sa liste de scores est vide</text:p>
      <text:p text:style-name="P10"><text:tab/><text:tab/>2.a.2 fin du cas d'utilisation</text:p>
      <text:p text:style-name="P10"/>
      <text:p text:style-name="P10"/>
      <text:p text:style-name="Standard"><text:span text:style-name="Police_20_par_20_défaut"><text:span text:style-name="T3">Nom </text:span></text:span><text:span text:style-name="Police_20_par_20_défaut"><text:span text:style-name="T3">:</text:span></text:span><text:span text:style-name="Police_20_par_20_défaut"><text:span text:style-name="T4"> </text:span></text:span><text:span text:style-name="Police_20_par_20_défaut"><text:span text:style-name="T6">S'inscrire à une séance</text:span></text:span></text:p>
      <text:p text:style-name="Standard"><text:span text:style-name="Police_20_par_20_défaut"><text:span text:style-name="T3">But :</text:span></text:span><text:span text:style-name="Police_20_par_20_défaut"><text:span text:style-name="T4"> Ce cas permet d'indiquer sa participation à une séance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Client du club de Paintball</text:span></text:span></text:p>
      <text:p text:style-name="Standard"><text:span text:style-name="Police_20_par_20_défaut"><text:span text:style-name="T3">Préconditions :</text:span></text:span><text:span text:style-name="Police_20_par_20_défaut"><text:span text:style-name="T4"> Le client doit être connecté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quand le client veut s'inscrire à une séance</text:span></text:span></text:p>
      <text:p text:style-name="P10"/>
      <text:p text:style-name="P11">Scénario nominal :</text:p>
      <text:list xml:id="list1558721141" text:style-name="L7">
        <text:list-item>
          <text:p text:style-name="P15">Le client sélectionne une date sur le planning</text:p>
        </text:list-item>
        <text:list-item>
          <text:p text:style-name="P15">Le système construit la liste des séances du jour sélectionné</text:p>
        </text:list-item>
        <text:list-item>
          <text:p text:style-name="P15">Le système affiche la liste des séances du jour sélectionné</text:p>
        </text:list-item>
        <text:list-item>
          <text:p text:style-name="P15">Le client sélectionne la séance qu'il souhaite et clique sur le bouton « s'inscrire »</text:p>
        </text:list-item>
        <text:list-item>
          <text:p text:style-name="P15">Le système demande une confirmation</text:p>
        </text:list-item>
        <text:list-item>
          <text:p text:style-name="P15">Le client clique sur le bouton « confirmer »</text:p>
        </text:list-item>
        <text:list-item>
          <text:p text:style-name="P15">Le système vérifie qu'il reste de la place dans la séance</text:p>
        </text:list-item>
        <text:list-item>
          <text:p text:style-name="P15">Le système vérifie que le client a assez de crédit pour s 'inscrire</text:p>
        </text:list-item>
        <text:list-item>
          <text:p text:style-name="P15">Le système ajoute le client dans les participants de la séance</text:p>
        </text:list-item>
        <text:list-item>
          <text:p text:style-name="P15">Le système débite le compte du client de 10 crédits</text:p>
        </text:list-item>
        <text:list-item>
          <text:p text:style-name="P15">Le système indique au client qu'il est inscrit à la séance</text:p>
        </text:list-item>
        <text:list-item>
          <text:p text:style-name="P15">fin du cas d'utilisation</text:p>
        </text:list-item>
      </text:list>
      <text:p text:style-name="P10"/>
      <text:p text:style-name="Standard"><text:span text:style-name="Police_20_par_20_défaut"><text:span text:style-name="T3">Post-conditions :</text:span></text:span><text:span text:style-name="Police_20_par_20_défaut"><text:span text:style-name="T4"> Le client est inscrit à une séance</text:span></text:span></text:p>
      <text:p text:style-name="P10"/>
      <text:p text:style-name="P11">Scénario alternatif :</text:p>
      <text:p text:style-name="P10"><text:tab/>2.a [La liste des séances du jour sélectionné est vide]</text:p>
      <text:p text:style-name="P10"><text:tab/><text:tab/>2.a.1 Le système indique au client que sa liste des séances est vide</text:p>
      <text:p text:style-name="P10"><text:tab/><text:tab/>2.a.2 fin du cas d'utilisation</text:p>
      <text:p text:style-name="P10"><text:tab/>6.a [Le client décide de ne pas s'inscrire à la séance]</text:p>
      <text:p text:style-name="P10"><text:tab/><text:tab/>6.a.1 Le client clique sur le bouton « retour »</text:p>
      <text:p text:style-name="P10"><text:tab/><text:tab/>6.a.2 le système retourne sur le planning.</text:p>
      <text:p text:style-name="P10"><text:tab/><text:tab/>6.a.3 fin du cas d'utilisation</text:p>
      <text:p text:style-name="P10"><text:soft-page-break/><text:tab/>7.a [Il n'y a plus de place dans la séance choisit]</text:p>
      <text:p text:style-name="P10"><text:tab/><text:tab/>7.a.1 Le système indique au client que la séance est pleine</text:p>
      <text:p text:style-name="P10"><text:tab/><text:tab/>7.a.2 fin du cas d'utilisation</text:p>
      <text:p text:style-name="P10"><text:tab/>8.a [Le client n'a pas assez de crédit pour s'inscrire à une séance]</text:p>
      <text:p text:style-name="P10"><text:tab/><text:tab/>8.a.1 Le système indique au client qu'il n'a pas assez de crédit</text:p>
      <text:p text:style-name="P10"><text:tab/><text:tab/>8.a.2 Le système redirige le client vers l'achat de crédit</text:p>
      <text:p text:style-name="P10"><text:tab/><text:tab/>8.a.3 Fin du cas d'utilisation</text:p>
      <text:p text:style-name="P1"/>
      <text:p text:style-name="P1"/>
      <text:p text:style-name="P1"/>
      <text:p text:style-name="P1"/>
      <text:p text:style-name="Standard"><text:span text:style-name="Police_20_par_20_défaut"><text:span text:style-name="T3">Nom :</text:span></text:span><text:span text:style-name="Police_20_par_20_défaut"><text:span text:style-name="T4"> </text:span></text:span><text:span text:style-name="Police_20_par_20_défaut"><text:span text:style-name="T6">Transmettre une vidéo en live</text:span></text:span></text:p>
      <text:p text:style-name="Standard"><text:span text:style-name="Police_20_par_20_défaut"><text:span text:style-name="T3">But :</text:span></text:span><text:span text:style-name="Police_20_par_20_défaut"><text:span text:style-name="T4"> émettre un flux vidéo en live via l'application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Chargé de séance</text:span></text:span></text:p>
      <text:p text:style-name="Standard"><text:span text:style-name="Police_20_par_20_défaut"><text:span text:style-name="T3">Précondition :</text:span></text:span><text:span text:style-name="Police_20_par_20_défaut"><text:span text:style-name="T4"> Le chargé de séance est connecté à sa session, et dirige une séance à cette heure précise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lorsque le chargé de séance décide de démarrer un live</text:span></text:span></text:p>
      <text:p text:style-name="P10"/>
      <text:p text:style-name="P11">Scénario nominal :</text:p>
      <text:list xml:id="list1116298903" text:style-name="L8">
        <text:list-item>
          <text:p text:style-name="P16">Le chargé de séance connecte via le Wi-Fi les caméras destiné à la capture vidéo</text:p>
        </text:list-item>
        <text:list-item>
          <text:p text:style-name="P16">Le système affiche la liste des caméras connectée et affiche leur point de vue</text:p>
        </text:list-item>
        <text:list-item>
          <text:p text:style-name="P16">Le système réclame la configuration du cooldown du chat et l'activation de l’enregistrement pour la rediffusion</text:p>
        </text:list-item>
        <text:list-item>
          <text:p text:style-name="P16">Le chargé de séance entre la valeur du cooldown et active l'enregistrement</text:p>
        </text:list-item>
        <text:list-item>
          <text:p text:style-name="P16">Le système un live en le classant par rapport au chargé de séance, participants à la séance ainsi que la date et l'horaire de la séance</text:p>
        </text:list-item>
        <text:list-item>
          <text:p text:style-name="P16">Le système transmet alors à tous les spectateurs les flux vidéos, lance un chat avec le cool down configuré et garde en mémoire les flux vidéos transmit</text:p>
        </text:list-item>
        <text:list-item>
          <text:p text:style-name="P16">Le système affiche le chat à tous les participants à la séance et le rafraîchit à chaque nouveaux post</text:p>
        </text:list-item>
        <text:list-item>
          <text:p text:style-name="P16">Le chargé de séance arrête le live</text:p>
        </text:list-item>
        <text:list-item>
          <text:p text:style-name="P16">Le système stoppe la capture d'image, la transmission et le chat, convertit l'enregistrement en vidéo et la propose en rediffusion.</text:p>
        </text:list-item>
        <text:list-item>
          <text:p text:style-name="P16">Fin du cas d'utilisation.</text:p>
        </text:list-item>
      </text:list>
      <text:p text:style-name="P10"/>
      <text:p text:style-name="Standard"><text:span text:style-name="Police_20_par_20_défaut"><text:span text:style-name="T3">Post-condition :</text:span></text:span><text:span text:style-name="Police_20_par_20_défaut"><text:span text:style-name="T4"> la séance a été filmé</text:span></text:span><text:span text:style-name="Police_20_par_20_défaut"><text:span text:style-name="T4">e</text:span></text:span><text:span text:style-name="Police_20_par_20_défaut"><text:span text:style-name="T4">,</text:span></text:span><text:span text:style-name="Police_20_par_20_défaut"><text:span text:style-name="T4"> et le flux vidéo a été transmis</text:span></text:span><text:span text:style-name="Police_20_par_20_défaut"><text:span text:style-name="T4"> en direct via l'application</text:span></text:span></text:p>
      <text:p text:style-name="P10"/>
      <text:p text:style-name="P11">Scénario alternatif :</text:p>
      <text:p text:style-name="P10"><text:tab/>4.a [Le chargé de séance n'active pas l'enregistrement]</text:p>
      <text:p text:style-name="P10"><text:tab/><text:tab/>4.a.1 Le système prévient l'utilisateur qu'il n'a pas activé l'enregistrement</text:p>
      <text:p text:style-name="P10"><text:tab/><text:tab/>4.a.2 Fin du cas d'utilisation</text:p>
      <text:p text:style-name="P10"/>
      <text:p text:style-name="P10"><text:tab/>7.a [Le nombre de spectateur utilisant le chat est trop grand pour pouvoir lire le chat de manière fluide]</text:p>
      <text:p text:style-name="P10"><text:tab/><text:tab/>7.a.1 Le chargé de séance augmente le cooldown</text:p>
      <text:p text:style-name="P10"><text:tab/><text:tab/>7.a.2 Le système diminue la fréquence maximale d’envoi de message dans le chat et le rends plus fluide</text:p>
      <text:p text:style-name="P10"><text:tab/><text:tab/>7.a.3 Fin du cas d'utilisation</text:p>
      <text:p text:style-name="P10"/>
      <text:p text:style-name="P10"><text:soft-page-break/><text:tab/>7.b [Le nombre de spectateur utilisant le chat est trop petit pour pouvoir lire le chat de manière fluide]</text:p>
      <text:p text:style-name="P10"><text:tab/><text:tab/>7.b.1 Le chargé de séance diminue le cool-down</text:p>
      <text:p text:style-name="P10"><text:tab/><text:tab/>7.b.2 Le système diminue la fréquence maximale d’envoi de message dans le chat et le rends plus fluide</text:p>
      <text:p text:style-name="P10"><text:tab/><text:tab/>7.b.3 <text:s/>Fin du cas d'utilisation</text:p>
      <text:p text:style-name="P10"><text:tab/></text:p>
      <text:p text:style-name="P10"><text:tab/>8.a [Le chargé de séance oublie d’arrêter le live, et la séance se termine]</text:p>
      <text:p text:style-name="P10"><text:tab/><text:tab/>8.a.1 Le système stoppe la capture d'image, la transmission et le chat, convertit l'enregistrement en vidéo et la propose en rediffusion, sans la demande du chargé de séance.</text:p>
      <text:p text:style-name="P10"><text:tab/><text:tab/>8.a.2 <text:s/>Fin du cas d'utilisation</text:p>
      <text:p text:style-name="P10"/>
      <text:p text:style-name="P10"/>
      <text:p text:style-name="Standard"><text:span text:style-name="Police_20_par_20_défaut"><text:span text:style-name="T3">Nom :</text:span></text:span><text:span text:style-name="Police_20_par_20_défaut"><text:span text:style-name="T4"> </text:span></text:span><text:span text:style-name="Police_20_par_20_défaut"><text:span text:style-name="T6">Planifier une séance</text:span></text:span></text:p>
      <text:p text:style-name="Standard"><text:span text:style-name="Police_20_par_20_défaut"><text:span text:style-name="T3">But :</text:span></text:span><text:span text:style-name="Police_20_par_20_défaut"><text:span text:style-name="T4"> Un chargé de séance planifie une séance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Chargé de séance</text:span></text:span></text:p>
      <text:p text:style-name="Standard"><text:span text:style-name="Police_20_par_20_défaut"><text:span text:style-name="T3">Précondition :</text:span></text:span><text:span text:style-name="Police_20_par_20_défaut"><text:span text:style-name="T4"> Le chargé de séance est connecté à sa session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e cas commence lorsque le chargé de séance accède au planning</text:span></text:span></text:p>
      <text:p text:style-name="P10"/>
      <text:p text:style-name="P11">Scénario nominal :</text:p>
      <text:list xml:id="list1116974206" text:style-name="L9">
        <text:list-item>
          <text:p text:style-name="P17">Le chargé de séance clique sur le lien « Planning »</text:p>
        </text:list-item>
        <text:list-item>
          <text:p text:style-name="P17">Le système construit la page des plannings</text:p>
        </text:list-item>
        <text:list-item>
          <text:p text:style-name="P17">Le système affiche la page des plannings</text:p>
        </text:list-item>
        <text:list-item>
          <text:p text:style-name="P17">Le chargé de séance sélectionne un jour et un horaire pour la séance</text:p>
        </text:list-item>
        <text:list-item>
          <text:p text:style-name="P17">Le système affiche les champs à remplir</text:p>
        </text:list-item>
        <text:list-item>
          <text:p text:style-name="P17">Le chargé de séance remplit les champs du formulaire et valide</text:p>
        </text:list-item>
        <text:list-item>
          <text:p text:style-name="P17">Le système vérifie la disponibilité des horaires et des chargés de séance</text:p>
        </text:list-item>
        <text:list-item>
          <text:p text:style-name="P17">Le système demande confirmation</text:p>
        </text:list-item>
        <text:list-item>
          <text:p text:style-name="P17">Le chargé de séance confirme</text:p>
        </text:list-item>
        <text:list-item>
          <text:p text:style-name="P17">Le système créer une nouvelle séance aux horaires indiqués</text:p>
        </text:list-item>
        <text:list-item>
          <text:p text:style-name="P17">Le chargé de séance ferme le planning</text:p>
        </text:list-item>
        <text:list-item>
          <text:p text:style-name="P17">Fin du cas d'utilisation</text:p>
        </text:list-item>
      </text:list>
      <text:p text:style-name="P10"/>
      <text:p text:style-name="Standard"><text:span text:style-name="Police_20_par_20_défaut"><text:span text:style-name="T3">Post-condition :</text:span></text:span><text:span text:style-name="Police_20_par_20_défaut"><text:span text:style-name="T4"> Le chargé de séance a planifié une séance</text:span></text:span></text:p>
      <text:p text:style-name="P10"/>
      <text:p text:style-name="P11">Scénario alternatif :</text:p>
      <text:p text:style-name="P6">5.a [Les horaires ou chargés de séance ne sont pas disponibles]</text:p>
      <text:p text:style-name="P12">5.a.1 Le système prévient l'utilisateur</text:p>
      <text:p text:style-name="P10"><text:tab/><text:tab/>5.a.2 Retour en 1</text:p>
      <text:p text:style-name="P10"><text:tab/>7.a [Le chargé de séance ne confirme pas la planification de la séance]</text:p>
      <text:p text:style-name="P10"><text:tab/><text:tab/>7.a.1 <text:s/>Le chargé de séance clique sur le bouton « Annuler »</text:p>
      <text:p text:style-name="P10"><text:tab/><text:tab/>7.a.2 Retour en 1</text:p>
      <text:p text:style-name="P10"><text:tab/></text:p>
      <text:p text:style-name="P9"><text:span text:style-name="Police_20_par_20_défaut"><text:span text:style-name="T3">Nom :</text:span></text:span><text:span text:style-name="Police_20_par_20_défaut"><text:span text:style-name="T4"> </text:span></text:span><text:span text:style-name="Police_20_par_20_défaut"><text:span text:style-name="T6">Consulter la boite à idées</text:span></text:span></text:p>
      <text:p text:style-name="Standard"><text:span text:style-name="Police_20_par_20_défaut"><text:span text:style-name="T3">But :</text:span></text:span><text:span text:style-name="Police_20_par_20_défaut"><text:span text:style-name="T4"> Voir la totalité des idées</text:span></text:span></text:p>
      <text:p text:style-name="Standard"><text:span text:style-name="Police_20_par_20_défaut"><text:span text:style-name="T3">Acteur principal :</text:span></text:span><text:span text:style-name="Police_20_par_20_défaut"><text:span text:style-name="T4"> </text:span></text:span><text:span text:style-name="Police_20_par_20_défaut"><text:span text:style-name="T4">Utilisateur</text:span></text:span></text:p>
      <text:p text:style-name="Standard"><text:span text:style-name="Police_20_par_20_défaut"><text:span text:style-name="T3">Précondition :</text:span></text:span><text:span text:style-name="Police_20_par_20_défaut"><text:span text:style-name="T4"> /</text:span></text:span></text:p>
      <text:p text:style-name="Standard"><text:span text:style-name="Police_20_par_20_défaut"><text:span text:style-name="T3">Déclenchement :</text:span></text:span><text:span text:style-name="Police_20_par_20_défaut"><text:span text:style-name="T4"> L’utilisateur souhaite consulter la boite à idées</text:span></text:span></text:p>
      <text:p text:style-name="P10"/>
      <text:p text:style-name="P11">Scénario nominal :</text:p>
      <text:list xml:id="list1722706903" text:style-name="L10">
        <text:list-item>
          <text:p text:style-name="P18">L’utilisateur clique sur le lien « Boite à idées »</text:p>
        </text:list-item>
        <text:list-item>
          <text:p text:style-name="P18">Le système construite la page des idées</text:p>
        </text:list-item>
        <text:list-item>
          <text:p text:style-name="P18">Le système affiche la liste des idées avec leur appréciation, en encadrant en vert celles qui sont validées et en rouges, celles qui sont refusées.</text:p>
        </text:list-item>
        <text:list-item>
          <text:p text:style-name="P18">Fin du cas d'utilisation</text:p>
        </text:list-item>
      </text:list>
      <text:p text:style-name="P10"/>
      <text:p text:style-name="Standard"><text:span text:style-name="Police_20_par_20_défaut"><text:span text:style-name="T3">Post-condition :</text:span></text:span><text:span text:style-name="Police_20_par_20_défaut"><text:span text:style-name="T4"> </text:span></text:span><text:span text:style-name="Police_20_par_20_défaut"><text:span text:style-name="T4">L'utilisateur a consulté</text:span></text:span><text:span text:style-name="Police_20_par_20_défaut"><text:span text:style-name="T4"> la boite à idées</text:span></text:span></text:p>
      <text:p text:style-name="P10"/>
      <text:p text:style-name="P11">Scénario alternatif :</text:p>
      <text:p text:style-name="P10"><text:tab/>1.a [La liste est vide]</text:p>
      <text:p text:style-name="P10"><text:tab/><text:tab/>1.a.1 Le système indique qu'il n'y a pas ou plus d'idées.</text:p>
      <text:p text:style-name="P10"><text:tab/><text:tab/>1.a.2 Fin du cas d'utilis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Liberation Serif" fo:font-size="12pt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user</meta:initial-creator>
    <dc:creator>radgeur </dc:creator>
    <meta:creation-date>2015-11-06T14:37:00Z</meta:creation-date>
    <dc:date>2015-11-06T15:44:06</dc:date>
    <meta:editing-cycles>4</meta:editing-cycles>
    <meta:editing-duration>PT1M59S</meta:editing-duration>
    <meta:document-statistic meta:table-count="0" meta:image-count="0" meta:object-count="0" meta:page-count="10" meta:paragraph-count="311" meta:word-count="2616" meta:character-count="10717" meta:non-whitespace-character-count="12743"/>
    <meta:template xlink:type="simple" xlink:actuate="onRequest" xlink:title="" xlink:href="Normal.dotm"/>
  </office:meta>
</office:document-meta>
</file>